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8172EEE8B25B37B0C2.png" manifest:media-type="image/png"/>
  <manifest:file-entry manifest:full-path="Pictures/100002010000024100000181010415724FBCEB03.png" manifest:media-type="image/png"/>
  <manifest:file-entry manifest:full-path="Pictures/1000020100000241000001817520EE721B997904.png" manifest:media-type="image/png"/>
  <manifest:file-entry manifest:full-path="Pictures/10098CD200003BA2000027CA6842D225A7699E74.svg" manifest:media-type="image/svg+xml"/>
  <manifest:file-entry manifest:full-path="Pictures/1000020100000241000001813B8C2F2875D0D1D5.png" manifest:media-type="image/png"/>
  <manifest:file-entry manifest:full-path="Pictures/1000B11E00003BA2000027CA01049B68AFD54AEB.svg" manifest:media-type="image/svg+xml"/>
  <manifest:file-entry manifest:full-path="Pictures/100002010000024100000181AAD5151B9DF83715.png" manifest:media-type="image/png"/>
  <manifest:file-entry manifest:full-path="Pictures/100002010000024000000180DCD5038F041B0B7E.png" manifest:media-type="image/png"/>
  <manifest:file-entry manifest:full-path="Pictures/10006AA100003BA2000027CA2431242B53828029.svg" manifest:media-type="image/svg+xml"/>
  <manifest:file-entry manifest:full-path="Pictures/10007B6C00003B88000027B0159095117A551F77.svg" manifest:media-type="image/svg+xml"/>
  <manifest:file-entry manifest:full-path="Pictures/100002010000024000000180FD483B90B9970E18.png" manifest:media-type="image/png"/>
  <manifest:file-entry manifest:full-path="Pictures/10081FB700003BA2000027CA57AA6D976D933D47.svg" manifest:media-type="image/svg+xml"/>
  <manifest:file-entry manifest:full-path="Pictures/1000AF5500003B88000027B0A00AEAED7F5C4332.svg" manifest:media-type="image/svg+xml"/>
  <manifest:file-entry manifest:full-path="Pictures/10006DD000003BA2000027CAC408AEA478B0AA80.svg" manifest:media-type="image/svg+xml"/>
  <manifest:file-entry manifest:full-path="Pictures/10007B6A00003B88000027B06D37A8AAE3734B4D.svg" manifest:media-type="image/svg+xml"/>
  <manifest:file-entry manifest:full-path="Pictures/100002010000024000000180DCD6530A89294ADF.png" manifest:media-type="image/png"/>
  <manifest:file-entry manifest:full-path="Pictures/100002010000024100000181C87EF6675145E52F.png" manifest:media-type="image/png"/>
  <manifest:file-entry manifest:full-path="Pictures/100002010000024100000181C67F08805360A4CF.png" manifest:media-type="image/png"/>
  <manifest:file-entry manifest:full-path="Pictures/1000A01700003B88000027B02746264A1AF9AE49.svg" manifest:media-type="image/svg+xml"/>
  <manifest:file-entry manifest:full-path="Pictures/1000B0BE00003BA2000027CAF6ABDBF31CE68557.svg" manifest:media-type="image/svg+xml"/>
  <manifest:file-entry manifest:full-path="Pictures/1000020100000241000001811A50F040F88C4D54.png" manifest:media-type="image/png"/>
  <manifest:file-entry manifest:full-path="Pictures/10006A1200003BA2000027CAFECCD6A58D4C0640.svg" manifest:media-type="image/svg+xml"/>
  <manifest:file-entry manifest:full-path="Pictures/100325A300003BA2000027CAB7A548B5D4B91DC2.svg" manifest:media-type="image/svg+xml"/>
  <manifest:file-entry manifest:full-path="Pictures/1002023700003B88000027B03A9B76A1E8086F02.svg" manifest:media-type="image/svg+xml"/>
  <manifest:file-entry manifest:full-path="Pictures/1000020100000241000001812D181BFFBA41263F.png" manifest:media-type="image/png"/>
  <manifest:file-entry manifest:full-path="Pictures/100067F600003BA2000027CA6E6855E67D29400F.svg" manifest:media-type="image/svg+xml"/>
  <manifest:file-entry manifest:full-path="Pictures/100002010000024100000181DB6F38AABE886174.png" manifest:media-type="image/png"/>
  <manifest:file-entry manifest:full-path="Pictures/1000A50700003BA2000027CA6E3F0C7EAB5BEE27.svg" manifest:media-type="image/svg+xml"/>
  <manifest:file-entry manifest:full-path="Pictures/100002010000024100000181BBFD2E70B7566F6F.png" manifest:media-type="image/png"/>
  <manifest:file-entry manifest:full-path="Pictures/10000201000002410000018111D4EA21E8E7F362.png" manifest:media-type="image/png"/>
  <manifest:file-entry manifest:full-path="Pictures/10012C2E00003BA2000027CA6D97C1B9E56A9475.svg" manifest:media-type="image/svg+xml"/>
  <manifest:file-entry manifest:full-path="Pictures/1004930A00003BA2000027CA2574BCF6B401C284.svg" manifest:media-type="image/svg+xml"/>
  <manifest:file-entry manifest:full-path="Pictures/100002010000024100000181B72D364209B91621.png" manifest:media-type="image/png"/>
  <manifest:file-entry manifest:full-path="Pictures/100002010000024100000181C1D8064FADDF43D0.png" manifest:media-type="image/png"/>
  <manifest:file-entry manifest:full-path="Pictures/1000768A00003BA2000027CA3208863F26D170BF.svg" manifest:media-type="image/svg+xml"/>
  <manifest:file-entry manifest:full-path="Pictures/100482AF00003BA2000027CACC3028A52E7BDDF5.svg" manifest:media-type="image/svg+xml"/>
  <manifest:file-entry manifest:full-path="Pictures/100002010000024000000180A1B7955C92D61F5F.png" manifest:media-type="image/png"/>
  <manifest:file-entry manifest:full-path="Pictures/10000201000002410000018159C6CEB4D752BA51.png" manifest:media-type="image/png"/>
  <manifest:file-entry manifest:full-path="Pictures/1000020100000240000001804471FFFF955AD1CC.png" manifest:media-type="image/png"/>
  <manifest:file-entry manifest:full-path="Pictures/10000201000002410000018168698E9024B8B98F.png" manifest:media-type="image/png"/>
  <manifest:file-entry manifest:full-path="Pictures/10000201000002410000018171994283866894A8.png" manifest:media-type="image/png"/>
  <manifest:file-entry manifest:full-path="Pictures/10014F8600003BA2000027CACC79F98666DD75DC.svg" manifest:media-type="image/svg+xml"/>
  <manifest:file-entry manifest:full-path="Pictures/1000673800003BA2000027CA7B145AB2549690D4.svg" manifest:media-type="image/svg+xml"/>
  <manifest:file-entry manifest:full-path="Pictures/10007D4200003BA2000027CA7C49EC54FA692A60.svg" manifest:media-type="image/svg+xml"/>
  <manifest:file-entry manifest:full-path="Pictures/1000776E00003BA2000027CA4395D5E7C98B2E1A.svg" manifest:media-type="image/svg+xml"/>
  <manifest:file-entry manifest:full-path="Pictures/1000020100000241000001816D0A38D99C5126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913cm" svg:x="1.6cm" svg:y="4.629cm" presentation:class="title" presentation:user-transformed="true">
          <draw:text-box>
            <text:p>Muller’s ratchet and mutational meltdow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01cm" svg:y="-0.2cm" presentation:class="title" presentation:user-transformed="true">
          <draw:text-box>
            <text:p>Context-independent-delta_1</text:p>
          </draw:text-box>
        </draw:frame>
        <draw:frame draw:style-name="gr2" draw:text-style-name="P2" draw:layer="layout" svg:width="10.662cm" svg:height="7.108cm" svg:x="3.2cm" svg:y="2cm">
          <draw:image xlink:href="Pictures/1000A01700003B88000027B02746264A1AF9AE49.svg" xlink:type="simple" xlink:show="embed" xlink:actuate="onLoad">
            <text:p/>
          </draw:image>
          <draw:image xlink:href="Pictures/100002010000024000000180DCD6530A89294ADF.png" xlink:type="simple" xlink:show="embed" xlink:actuate="onLoad"/>
        </draw:frame>
        <draw:frame draw:style-name="gr2" draw:text-style-name="P2" draw:layer="layout" svg:width="10.639cm" svg:height="7.092cm" svg:x="13.761cm" svg:y="2.008cm">
          <draw:image xlink:href="Pictures/1002023700003B88000027B03A9B76A1E8086F02.svg" xlink:type="simple" xlink:show="embed" xlink:actuate="onLoad">
            <text:p/>
          </draw:image>
          <draw:image xlink:href="Pictures/1000020100000240000001804471FFFF955AD1CC.png" xlink:type="simple" xlink:show="embed" xlink:actuate="onLoad"/>
        </draw:frame>
        <draw:frame draw:style-name="gr2" draw:text-style-name="P2" draw:layer="layout" svg:width="9.8cm" svg:height="6.539cm" svg:x="3.4cm" svg:y="9.046cm">
          <draw:image xlink:href="Pictures/10006DD000003BA2000027CAC408AEA478B0AA80.svg" xlink:type="simple" xlink:show="embed" xlink:actuate="onLoad">
            <text:p/>
          </draw:image>
          <draw:image xlink:href="Pictures/100002010000024100000181DB6F38AABE886174.png" xlink:type="simple" xlink:show="embed" xlink:actuate="onLoad"/>
        </draw:frame>
        <draw:frame draw:style-name="gr3" draw:text-style-name="P2" draw:layer="layout" svg:width="9.176cm" svg:height="6.686cm" svg:x="14.424cm" svg:y="9.014cm">
          <draw:image xlink:href="Pictures/10007B6A00003B88000027B06D37A8AAE3734B4D.svg" xlink:type="simple" xlink:show="embed" xlink:actuate="onLoad">
            <text:p text:style-name="P3"><text:tab/><text:tab/><text:tab/><text:tab/></text:p>
          </draw:image>
          <draw:image xlink:href="Pictures/100002010000024000000180DCD5038F041B0B7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-0.672cm" presentation:class="title" presentation:user-transformed="true">
          <draw:text-box>
            <text:p><text:span text:style-name="T1">Context-independent-delta</text:span></text:p>
          </draw:text-box>
        </draw:frame>
        <draw:frame draw:style-name="gr2" draw:text-style-name="P2" draw:layer="layout" svg:width="10.739cm" svg:height="7.359cm" svg:x="2.9cm" svg:y="1.016cm">
          <draw:image xlink:href="Pictures/1000AF5500003B88000027B0A00AEAED7F5C4332.svg" xlink:type="simple" xlink:show="embed" xlink:actuate="onLoad">
            <text:p/>
          </draw:image>
          <draw:image xlink:href="Pictures/100002010000024000000180A1B7955C92D61F5F.png" xlink:type="simple" xlink:show="embed" xlink:actuate="onLoad"/>
        </draw:frame>
        <draw:frame draw:style-name="gr2" draw:text-style-name="P2" draw:layer="layout" svg:width="10.818cm" svg:height="7.448cm" svg:x="14.334cm" svg:y="1.003cm">
          <draw:image xlink:href="Pictures/100325A300003BA2000027CAB7A548B5D4B91DC2.svg" xlink:type="simple" xlink:show="embed" xlink:actuate="onLoad">
            <text:p/>
          </draw:image>
          <draw:image xlink:href="Pictures/1000020100000241000001811A50F040F88C4D54.png" xlink:type="simple" xlink:show="embed" xlink:actuate="onLoad"/>
        </draw:frame>
        <draw:frame draw:style-name="gr2" draw:text-style-name="P2" draw:layer="layout" svg:width="10.59cm" svg:height="7.287cm" svg:x="3.087cm" svg:y="8.401cm">
          <draw:image xlink:href="Pictures/10006AA100003BA2000027CA2431242B53828029.svg" xlink:type="simple" xlink:show="embed" xlink:actuate="onLoad">
            <text:p/>
          </draw:image>
          <draw:image xlink:href="Pictures/100002010000024100000181C67F08805360A4CF.png" xlink:type="simple" xlink:show="embed" xlink:actuate="onLoad"/>
        </draw:frame>
        <draw:frame draw:style-name="gr2" draw:text-style-name="P2" draw:layer="layout" svg:width="10.557cm" svg:height="7.372cm" svg:x="14.482cm" svg:y="8.303cm">
          <draw:image xlink:href="Pictures/10007B6C00003B88000027B0159095117A551F77.svg" xlink:type="simple" xlink:show="embed" xlink:actuate="onLoad">
            <text:p/>
          </draw:image>
          <draw:image xlink:href="Pictures/100002010000024000000180FD483B90B9970E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-0.472cm" presentation:class="title" presentation:user-transformed="true">
          <draw:text-box>
            <text:p><text:span text:style-name="T2">Context-dependent-delta 1</text:span></text:p>
          </draw:text-box>
        </draw:frame>
        <draw:frame draw:style-name="gr2" draw:text-style-name="P2" draw:layer="layout" svg:width="10.489cm" svg:height="7.301cm" svg:x="0.602cm" svg:y="1.387cm">
          <draw:image xlink:href="Pictures/1000A50700003BA2000027CA6E3F0C7EAB5BEE27.svg" xlink:type="simple" xlink:show="embed" xlink:actuate="onLoad">
            <text:p/>
          </draw:image>
          <draw:image xlink:href="Pictures/10000201000002410000018111D4EA21E8E7F362.png" xlink:type="simple" xlink:show="embed" xlink:actuate="onLoad"/>
        </draw:frame>
        <draw:frame draw:style-name="gr2" draw:text-style-name="P2" draw:layer="layout" svg:width="9.401cm" svg:height="7.14cm" svg:x="10.326cm" svg:y="1.348cm">
          <draw:image xlink:href="Pictures/10012C2E00003BA2000027CA6D97C1B9E56A9475.svg" xlink:type="simple" xlink:show="embed" xlink:actuate="onLoad">
            <text:p/>
          </draw:image>
          <draw:image xlink:href="Pictures/100002010000024100000181C87EF6675145E52F.png" xlink:type="simple" xlink:show="embed" xlink:actuate="onLoad"/>
        </draw:frame>
        <draw:frame draw:style-name="gr2" draw:text-style-name="P2" draw:layer="layout" svg:width="8.892cm" svg:height="7.009cm" svg:x="18.999cm" svg:y="1.481cm">
          <draw:image xlink:href="Pictures/1004930A00003BA2000027CA2574BCF6B401C284.svg" xlink:type="simple" xlink:show="embed" xlink:actuate="onLoad">
            <text:p/>
          </draw:image>
          <draw:image xlink:href="Pictures/100002010000024100000181C1D8064FADDF43D0.png" xlink:type="simple" xlink:show="embed" xlink:actuate="onLoad"/>
        </draw:frame>
        <draw:frame draw:style-name="gr2" draw:text-style-name="P2" draw:layer="layout" svg:width="10.983cm" svg:height="6.992cm" svg:x="2.726cm" svg:y="8.596cm">
          <draw:image xlink:href="Pictures/100067F600003BA2000027CA6E6855E67D29400F.svg" xlink:type="simple" xlink:show="embed" xlink:actuate="onLoad">
            <text:p/>
          </draw:image>
          <draw:image xlink:href="Pictures/10000201000002410000018171994283866894A8.png" xlink:type="simple" xlink:show="embed" xlink:actuate="onLoad"/>
        </draw:frame>
        <draw:frame draw:style-name="gr2" draw:text-style-name="P2" draw:layer="layout" svg:width="11.889cm" svg:height="7.331cm" svg:x="14.402cm" svg:y="8.357cm">
          <draw:image xlink:href="Pictures/1000768A00003BA2000027CA3208863F26D170BF.svg" xlink:type="simple" xlink:show="embed" xlink:actuate="onLoad">
            <text:p/>
          </draw:image>
          <draw:image xlink:href="Pictures/10000201000002410000018159C6CEB4D752BA5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-0.572cm" presentation:class="title" presentation:user-transformed="true">
          <draw:text-box>
            <text:p><text:span text:style-name="T3">Context-dependent-delta 2</text:span></text:p>
          </draw:text-box>
        </draw:frame>
        <draw:frame draw:style-name="gr2" draw:text-style-name="P2" draw:layer="layout" svg:width="10.213cm" svg:height="7.551cm" svg:x="0.087cm" svg:y="1.103cm">
          <draw:image xlink:href="Pictures/1000B0BE00003BA2000027CAF6ABDBF31CE68557.svg" xlink:type="simple" xlink:show="embed" xlink:actuate="onLoad">
            <text:p/>
          </draw:image>
          <draw:image xlink:href="Pictures/10000201000002410000018168698E9024B8B98F.png" xlink:type="simple" xlink:show="embed" xlink:actuate="onLoad"/>
        </draw:frame>
        <draw:frame draw:style-name="gr2" draw:text-style-name="P2" draw:layer="layout" svg:width="10.039cm" svg:height="7.403cm" svg:x="9.413cm" svg:y="1.085cm">
          <draw:image xlink:href="Pictures/10014F8600003BA2000027CACC79F98666DD75DC.svg" xlink:type="simple" xlink:show="embed" xlink:actuate="onLoad">
            <text:p/>
          </draw:image>
          <draw:image xlink:href="Pictures/100002010000024100000181B72D364209B91621.png" xlink:type="simple" xlink:show="embed" xlink:actuate="onLoad"/>
        </draw:frame>
        <draw:frame draw:style-name="gr2" draw:text-style-name="P2" draw:layer="layout" svg:width="9.545cm" svg:height="7.559cm" svg:x="18.487cm" svg:y="1.103cm">
          <draw:image xlink:href="Pictures/10081FB700003BA2000027CA57AA6D976D933D47.svg" xlink:type="simple" xlink:show="embed" xlink:actuate="onLoad">
            <text:p/>
          </draw:image>
          <draw:image xlink:href="Pictures/100002010000024100000181BBFD2E70B7566F6F.png" xlink:type="simple" xlink:show="embed" xlink:actuate="onLoad"/>
        </draw:frame>
        <draw:frame draw:style-name="gr2" draw:text-style-name="P2" draw:layer="layout" svg:width="10.583cm" svg:height="7.132cm" svg:x="2.577cm" svg:y="8.556cm">
          <draw:image xlink:href="Pictures/1000673800003BA2000027CA7B145AB2549690D4.svg" xlink:type="simple" xlink:show="embed" xlink:actuate="onLoad">
            <text:p/>
          </draw:image>
          <draw:image xlink:href="Pictures/1000020100000241000001812D181BFFBA41263F.png" xlink:type="simple" xlink:show="embed" xlink:actuate="onLoad"/>
        </draw:frame>
        <draw:frame draw:style-name="gr2" draw:text-style-name="P2" draw:layer="layout" svg:width="10.918cm" svg:height="7.162cm" svg:x="15.124cm" svg:y="8.526cm">
          <draw:image xlink:href="Pictures/10007D4200003BA2000027CA7C49EC54FA692A60.svg" xlink:type="simple" xlink:show="embed" xlink:actuate="onLoad">
            <text:p/>
          </draw:image>
          <draw:image xlink:href="Pictures/1000020100000241000001816D0A38D99C51264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2cm" svg:y="-0.772cm" presentation:class="title" presentation:user-transformed="true">
          <draw:text-box>
            <text:p><text:span text:style-name="T1">Context+age+delta</text:span></text:p>
          </draw:text-box>
        </draw:frame>
        <draw:frame draw:style-name="gr2" draw:text-style-name="P2" draw:layer="layout" svg:width="9.865cm" svg:height="7.385cm" svg:x="0.277cm" svg:y="1.203cm">
          <draw:image xlink:href="Pictures/1000B11E00003BA2000027CA01049B68AFD54AEB.svg" xlink:type="simple" xlink:show="embed" xlink:actuate="onLoad">
            <text:p/>
          </draw:image>
          <draw:image xlink:href="Pictures/1000020100000241000001813B8C2F2875D0D1D5.png" xlink:type="simple" xlink:show="embed" xlink:actuate="onLoad"/>
        </draw:frame>
        <draw:frame draw:style-name="gr2" draw:text-style-name="P2" draw:layer="layout" svg:width="10.021cm" svg:height="7.665cm" svg:x="9.521cm" svg:y="1.023cm">
          <draw:image xlink:href="Pictures/10098CD200003BA2000027CA6842D225A7699E74.svg" xlink:type="simple" xlink:show="embed" xlink:actuate="onLoad">
            <text:p/>
          </draw:image>
          <draw:image xlink:href="Pictures/1000020100000241000001817520EE721B997904.png" xlink:type="simple" xlink:show="embed" xlink:actuate="onLoad"/>
        </draw:frame>
        <draw:frame draw:style-name="gr2" draw:text-style-name="P2" draw:layer="layout" svg:width="9.18cm" svg:height="7.651cm" svg:x="18.711cm" svg:y="1.037cm">
          <draw:image xlink:href="Pictures/100482AF00003BA2000027CACC3028A52E7BDDF5.svg" xlink:type="simple" xlink:show="embed" xlink:actuate="onLoad">
            <text:p/>
          </draw:image>
          <draw:image xlink:href="Pictures/100002010000024100000181010415724FBCEB03.png" xlink:type="simple" xlink:show="embed" xlink:actuate="onLoad"/>
        </draw:frame>
        <draw:frame draw:style-name="gr2" draw:text-style-name="P2" draw:layer="layout" svg:width="11.365cm" svg:height="7.085cm" svg:x="2.325cm" svg:y="8.603cm">
          <draw:image xlink:href="Pictures/10006A1200003BA2000027CAFECCD6A58D4C0640.svg" xlink:type="simple" xlink:show="embed" xlink:actuate="onLoad">
            <text:p/>
          </draw:image>
          <draw:image xlink:href="Pictures/100002010000024100000181AAD5151B9DF83715.png" xlink:type="simple" xlink:show="embed" xlink:actuate="onLoad"/>
        </draw:frame>
        <draw:frame draw:style-name="gr3" draw:text-style-name="P2" draw:layer="layout" svg:width="11.289cm" svg:height="7.195cm" svg:x="14.301cm" svg:y="8.593cm">
          <draw:image xlink:href="Pictures/1000776E00003BA2000027CA4395D5E7C98B2E1A.svg" xlink:type="simple" xlink:show="embed" xlink:actuate="onLoad">
            <text:p text:style-name="P3"><text:tab/></text:p>
          </draw:image>
          <draw:image xlink:href="Pictures/10000201000002410000018172EEE8B25B37B0C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1:24:00.605255296</meta:creation-date>
    <dc:date>2018-08-20T18:22:11.182825098</dc:date>
    <meta:editing-duration>PT2H42M14S</meta:editing-duration>
    <meta:editing-cycles>13</meta:editing-cycles>
    <meta:generator>LibreOffice/6.0.3.2$Linux_X86_64 LibreOffice_project/00m0$Build-2</meta:generator>
    <meta:document-statistic meta:object-count="62"/>
  </office:meta>
</office:document-meta>
</file>